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6" table:default-cell-style-name="Default"/>
        <table:table-row table:style-name="ro1">
          <table:table-cell table:style-name="ce1" office:value-type="string">
            <text:p>ordered data</text:p>
          </table:table-cell>
          <table:table-cell table:number-columns-repeated="36"/>
        </table:table-row>
        <table:table-row table:style-name="ro2">
          <table:table-cell office:value-type="string">
            <text:p>coaches_career.csv</text:p>
          </table:table-cell>
          <table:table-cell/>
          <table:table-cell office:value-type="string">
            <text:p>#coachid</text:p>
          </table:table-cell>
          <table:table-cell table:number-columns-repeated="2"/>
          <table:table-cell office:value-type="string">
            <text:p>firstname</text:p>
          </table:table-cell>
          <table:table-cell office:value-type="string">
            <text:p>lastname</text:p>
          </table:table-cell>
          <table:table-cell/>
          <table:table-cell office:value-type="string">
            <text:p>season_win</text:p>
          </table:table-cell>
          <table:table-cell office:value-type="string">
            <text:p>season_loss</text:p>
          </table:table-cell>
          <table:table-cell office:value-type="string">
            <text:p>playoff_win</text:p>
          </table:table-cell>
          <table:table-cell office:value-type="string">
            <text:p>playoff_loss</text:p>
          </table:table-cell>
          <table:table-cell table:number-columns-repeated="25"/>
        </table:table-row>
        <table:table-row table:style-name="ro2">
          <table:table-cell office:value-type="string">
            <text:p>coaches_data.csv</text:p>
          </table:table-cell>
          <table:table-cell/>
          <table:table-cell office:value-type="string">
            <text:p>#coachid</text:p>
          </table:table-cell>
          <table:table-cell/>
          <table:table-cell office:value-type="string">
            <text:p>team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year</text:p>
          </table:table-cell>
          <table:table-cell office:value-type="string">
            <text:p>season_win</text:p>
          </table:table-cell>
          <table:table-cell office:value-type="string">
            <text:p>season_loss</text:p>
          </table:table-cell>
          <table:table-cell office:value-type="string">
            <text:p>playoff_win</text:p>
          </table:table-cell>
          <table:table-cell office:value-type="string">
            <text:p>playoff_loss</text:p>
          </table:table-cell>
          <table:table-cell office:value-type="string">
            <text:p>yr_order</text:p>
          </table:table-cell>
          <table:table-cell table:number-columns-repeated="24"/>
        </table:table-row>
        <table:table-row table:style-name="ro3">
          <table:table-cell office:value-type="string">
            <text:p>draft.csv</text:p>
          </table:table-cell>
          <table:table-cell office:value-type="string">
            <text:p>ilkid</text:p>
          </table:table-cell>
          <table:table-cell table:style-name="ce2" office:value-type="string">
            <text:p>﻿#coachid</text:p>
          </table:table-cell>
          <table:table-cell office:value-type="string">
            <text:p>#draft_year</text:p>
          </table:table-cell>
          <table:table-cell office:value-type="string">
            <text:p>team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/>
          <table:table-cell table:style-name="ce3" office:value-type="string">
            <text:p>leag</text:p>
          </table:table-cell>
          <table:table-cell office:value-type="string">
            <text:p>draft_from</text:p>
          </table:table-cell>
          <table:table-cell office:value-type="string">
            <text:p>draft_round</text:p>
          </table:table-cell>
          <table:table-cell table:number-columns-repeated="26"/>
        </table:table-row>
        <table:table-row table:style-name="ro2">
          <table:table-cell office:value-type="string">
            <text:p>player_allstar.csv</text:p>
          </table:table-cell>
          <table:table-cell office:value-type="string">
            <text:p>#ilkid</text:p>
          </table:table-cell>
          <table:table-cell table:number-columns-repeated="3"/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year</text:p>
          </table:table-cell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oreb</text:p>
          </table:table-cell>
          <table:table-cell office:value-type="string">
            <text:p>d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1"/>
        </table:table-row>
        <table:table-row table:style-name="ro2">
          <table:table-cell office:value-type="string">
            <text:p>player_career.csv</text:p>
          </table:table-cell>
          <table:table-cell office:value-type="string">
            <text:p>#ilkid</text:p>
          </table:table-cell>
          <table:table-cell table:number-columns-repeated="3"/>
          <table:table-cell office:value-type="string">
            <text:p>firstname</text:p>
          </table:table-cell>
          <table:table-cell office:value-type="string">
            <text:p>lastname</text:p>
          </table:table-cell>
          <table:table-cell/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oreb</text:p>
          </table:table-cell>
          <table:table-cell office:value-type="string">
            <text:p>d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1"/>
        </table:table-row>
        <table:table-row table:style-name="ro2">
          <table:table-cell office:value-type="string">
            <text:p>player_playoffs_career.csv</text:p>
          </table:table-cell>
          <table:table-cell office:value-type="string">
            <text:p>#ilkid</text:p>
          </table:table-cell>
          <table:table-cell table:number-columns-repeated="2"/>
          <table:table-cell office:value-type="string">
            <text:p>team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/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oreb</text:p>
          </table:table-cell>
          <table:table-cell office:value-type="string">
            <text:p>d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1"/>
        </table:table-row>
        <table:table-row table:style-name="ro2">
          <table:table-cell office:value-type="string">
            <text:p>player_playoffs.csv</text:p>
          </table:table-cell>
          <table:table-cell office:value-type="string">
            <text:p>#ilkid</text:p>
          </table:table-cell>
          <table:table-cell table:number-columns-repeated="2"/>
          <table:table-cell office:value-type="string">
            <text:p>team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year</text:p>
          </table:table-cell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oreb</text:p>
          </table:table-cell>
          <table:table-cell office:value-type="string">
            <text:p>d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1"/>
        </table:table-row>
        <table:table-row table:style-name="ro2">
          <table:table-cell office:value-type="string">
            <text:p>player_regular_season.csv</text:p>
          </table:table-cell>
          <table:table-cell office:value-type="string">
            <text:p>#ilkid</text:p>
          </table:table-cell>
          <table:table-cell table:number-columns-repeated="2"/>
          <table:table-cell office:value-type="string">
            <text:p>team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year</text:p>
          </table:table-cell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oreb</text:p>
          </table:table-cell>
          <table:table-cell office:value-type="string">
            <text:p>d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1"/>
        </table:table-row>
        <table:table-row table:style-name="ro2">
          <table:table-cell office:value-type="string">
            <text:p>players.csv</text:p>
          </table:table-cell>
          <table:table-cell office:value-type="string">
            <text:p>#ilkid</text:p>
          </table:table-cell>
          <table:table-cell table:number-columns-repeated="3"/>
          <table:table-cell office:value-type="string">
            <text:p>firstname</text:p>
          </table:table-cell>
          <table:table-cell office:value-type="string">
            <text:p>lastname</text:p>
          </table:table-cell>
          <table:table-cell/>
          <table:table-cell office:value-type="string">
            <text:p>position</text:p>
          </table:table-cell>
          <table:table-cell office:value-type="string">
            <text:p>firstseason</text:p>
          </table:table-cell>
          <table:table-cell office:value-type="string">
            <text:p>lastseason</text:p>
          </table:table-cell>
          <table:table-cell office:value-type="string">
            <text:p>h_feet</text:p>
          </table:table-cell>
          <table:table-cell office:value-type="string">
            <text:p>h_inches</text:p>
          </table:table-cell>
          <table:table-cell office:value-type="string">
            <text:p>weight</text:p>
          </table:table-cell>
          <table:table-cell office:value-type="string">
            <text:p>college</text:p>
          </table:table-cell>
          <table:table-cell office:value-type="string">
            <text:p>birthdate</text:p>
          </table:table-cell>
          <table:table-cell table:number-columns-repeated="21"/>
        </table:table-row>
        <table:table-row table:style-name="ro2">
          <table:table-cell office:value-type="string">
            <text:p>teams.csv</text:p>
          </table:table-cell>
          <table:table-cell table:number-columns-repeated="3"/>
          <table:table-cell office:value-type="string">
            <text:p>#team</text:p>
          </table:table-cell>
          <table:table-cell table:number-columns-repeated="3"/>
          <table:table-cell table:style-name="ce4" office:value-type="string">
            <text:p>leag</text:p>
          </table:table-cell>
          <table:table-cell office:value-type="string">
            <text:p>location</text:p>
          </table:table-cell>
          <table:table-cell office:value-type="string">
            <text:p>name</text:p>
          </table:table-cell>
          <table:table-cell table:number-columns-repeated="26"/>
        </table:table-row>
        <table:table-row table:style-name="ro2">
          <table:table-cell office:value-type="string">
            <text:p>team_season.csv</text:p>
          </table:table-cell>
          <table:table-cell table:number-columns-repeated="3"/>
          <table:table-cell office:value-type="string">
            <text:p>#team</text:p>
          </table:table-cell>
          <table:table-cell table:number-columns-repeated="2"/>
          <table:table-cell office:value-type="string">
            <text:p>year</text:p>
          </table:table-cell>
          <table:table-cell table:style-name="ce4" office:value-type="string">
            <text:p>leag</text:p>
          </table:table-cell>
          <table:table-cell table:number-columns-repeated="2"/>
          <table:table-cell office:value-type="string">
            <text:p>o_pts</text:p>
          </table:table-cell>
          <table:table-cell office:value-type="string">
            <text:p>o_oreb</text:p>
          </table:table-cell>
          <table:table-cell office:value-type="string">
            <text:p>o_dreb</text:p>
          </table:table-cell>
          <table:table-cell office:value-type="string">
            <text:p>o_reb</text:p>
          </table:table-cell>
          <table:table-cell office:value-type="string">
            <text:p>o_asts</text:p>
          </table:table-cell>
          <table:table-cell office:value-type="string">
            <text:p>o_stl</text:p>
          </table:table-cell>
          <table:table-cell office:value-type="string">
            <text:p>o_blk</text:p>
          </table:table-cell>
          <table:table-cell office:value-type="string">
            <text:p>o_to</text:p>
          </table:table-cell>
          <table:table-cell office:value-type="string">
            <text:p>o_pf</text:p>
          </table:table-cell>
          <table:table-cell office:value-type="string">
            <text:p>o_fga</text:p>
          </table:table-cell>
          <table:table-cell office:value-type="string">
            <text:p>o_fgm</text:p>
          </table:table-cell>
          <table:table-cell office:value-type="string">
            <text:p>o_fta</text:p>
          </table:table-cell>
          <table:table-cell office:value-type="string">
            <text:p>o_ftm</text:p>
          </table:table-cell>
          <table:table-cell office:value-type="string">
            <text:p>o_3pa</text:p>
          </table:table-cell>
          <table:table-cell office:value-type="string">
            <text:p>o_3pm</text:p>
          </table:table-cell>
          <table:table-cell office:value-type="string">
            <text:p>pace</text:p>
          </table:table-cell>
          <table:table-cell office:value-type="string">
            <text:p>won</text:p>
          </table:table-cell>
          <table:table-cell office:value-type="string">
            <text:p>lost</text:p>
          </table:table-cell>
          <table:table-cell table:number-columns-repeated="8"/>
        </table:table-row>
        <table:table-row table:style-name="ro2">
          <table:table-cell table:number-columns-repeated="11"/>
          <table:table-cell office:value-type="string">
            <text:p>d_pts</text:p>
          </table:table-cell>
          <table:table-cell office:value-type="string">
            <text:p>d_oreb</text:p>
          </table:table-cell>
          <table:table-cell office:value-type="string">
            <text:p>d_dreb</text:p>
          </table:table-cell>
          <table:table-cell office:value-type="string">
            <text:p>d_reb</text:p>
          </table:table-cell>
          <table:table-cell office:value-type="string">
            <text:p>d_asts</text:p>
          </table:table-cell>
          <table:table-cell office:value-type="string">
            <text:p>d_stl</text:p>
          </table:table-cell>
          <table:table-cell office:value-type="string">
            <text:p>d_blk</text:p>
          </table:table-cell>
          <table:table-cell office:value-type="string">
            <text:p>d_to</text:p>
          </table:table-cell>
          <table:table-cell office:value-type="string">
            <text:p>d_pf</text:p>
          </table:table-cell>
          <table:table-cell office:value-type="string">
            <text:p>d_fga</text:p>
          </table:table-cell>
          <table:table-cell office:value-type="string">
            <text:p>d_fgm</text:p>
          </table:table-cell>
          <table:table-cell office:value-type="string">
            <text:p>d_fta</text:p>
          </table:table-cell>
          <table:table-cell office:value-type="string">
            <text:p>d_ftm</text:p>
          </table:table-cell>
          <table:table-cell office:value-type="string">
            <text:p>d_3pa</text:p>
          </table:table-cell>
          <table:table-cell office:value-type="string">
            <text:p>d_3pm</text:p>
          </table:table-cell>
          <table:table-cell table:number-columns-repeated="11"/>
        </table:table-row>
        <table:table-row table:style-name="ro2">
          <table:table-cell table:number-columns-repeated="37"/>
        </table:table-row>
        <table:table-row table:style-name="ro1">
          <table:table-cell table:style-name="ce1" office:value-type="string">
            <text:p>untouched data</text:p>
          </table:table-cell>
          <table:table-cell table:number-columns-repeated="36"/>
        </table:table-row>
        <table:table-row table:style-name="ro2">
          <table:table-cell office:value-type="string">
            <text:p>coaches_career.csv</text:p>
          </table:table-cell>
          <table:table-cell office:value-type="string">
            <text:p>#coach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season_win</text:p>
          </table:table-cell>
          <table:table-cell office:value-type="string">
            <text:p>season_loss</text:p>
          </table:table-cell>
          <table:table-cell office:value-type="string">
            <text:p>playoff_win</text:p>
          </table:table-cell>
          <table:table-cell office:value-type="string">
            <text:p>playoff_loss</text:p>
          </table:table-cell>
          <table:table-cell table:number-columns-repeated="29"/>
        </table:table-row>
        <table:table-row table:style-name="ro2">
          <table:table-cell office:value-type="string">
            <text:p>coaches_data.csv</text:p>
          </table:table-cell>
          <table:table-cell office:value-type="string">
            <text:p>#coachid</text:p>
          </table:table-cell>
          <table:table-cell office:value-type="string">
            <text:p>year</text:p>
          </table:table-cell>
          <table:table-cell office:value-type="string">
            <text:p>yr_order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season_win</text:p>
          </table:table-cell>
          <table:table-cell office:value-type="string">
            <text:p>season_loss</text:p>
          </table:table-cell>
          <table:table-cell office:value-type="string">
            <text:p>playoff_win</text:p>
          </table:table-cell>
          <table:table-cell office:value-type="string">
            <text:p>playoff_loss</text:p>
          </table:table-cell>
          <table:table-cell office:value-type="string">
            <text:p>team</text:p>
          </table:table-cell>
          <table:table-cell table:number-columns-repeated="26"/>
        </table:table-row>
        <table:table-row table:style-name="ro2">
          <table:table-cell office:value-type="string">
            <text:p>draft.csv</text:p>
          </table:table-cell>
          <table:table-cell office:value-type="string">
            <text:p>#draft_year</text:p>
          </table:table-cell>
          <table:table-cell office:value-type="string">
            <text:p>draft_round</text:p>
          </table:table-cell>
          <table:table-cell office:value-type="string">
            <text:p>selection</text:p>
          </table:table-cell>
          <table:table-cell office:value-type="string">
            <text:p>team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ilkid</text:p>
          </table:table-cell>
          <table:table-cell office:value-type="string">
            <text:p>draft_from</text:p>
          </table:table-cell>
          <table:table-cell office:value-type="string">
            <text:p>leag</text:p>
          </table:table-cell>
          <table:table-cell table:number-columns-repeated="27"/>
        </table:table-row>
        <table:table-row table:style-name="ro2">
          <table:table-cell office:value-type="string">
            <text:p>player_allstar.csv</text:p>
          </table:table-cell>
          <table:table-cell office:value-type="string">
            <text:p>#ilkid</text:p>
          </table:table-cell>
          <table:table-cell office:value-type="string">
            <text:p>year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conference</text:p>
          </table:table-cell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dreb</text:p>
          </table:table-cell>
          <table:table-cell office:value-type="string">
            <text:p>o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3"/>
        </table:table-row>
        <table:table-row table:style-name="ro2">
          <table:table-cell office:value-type="string">
            <text:p>player_career.csv</text:p>
          </table:table-cell>
          <table:table-cell office:value-type="string">
            <text:p>#ilk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oreb</text:p>
          </table:table-cell>
          <table:table-cell office:value-type="string">
            <text:p>d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5"/>
        </table:table-row>
        <table:table-row table:style-name="ro2">
          <table:table-cell office:value-type="string">
            <text:p>player_playoffs_career.csv</text:p>
          </table:table-cell>
          <table:table-cell office:value-type="string">
            <text:p>#ilk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dreb</text:p>
          </table:table-cell>
          <table:table-cell office:value-type="string">
            <text:p>o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5"/>
        </table:table-row>
        <table:table-row table:style-name="ro2">
          <table:table-cell office:value-type="string">
            <text:p>player_playoffs.csv</text:p>
          </table:table-cell>
          <table:table-cell office:value-type="string">
            <text:p>#ilkid</text:p>
          </table:table-cell>
          <table:table-cell office:value-type="string">
            <text:p>year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team</text:p>
          </table:table-cell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dreb</text:p>
          </table:table-cell>
          <table:table-cell office:value-type="string">
            <text:p>o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3"/>
        </table:table-row>
        <table:table-row table:style-name="ro2">
          <table:table-cell office:value-type="string">
            <text:p>player_regular_season.csv</text:p>
          </table:table-cell>
          <table:table-cell office:value-type="string">
            <text:p>#ilkid</text:p>
          </table:table-cell>
          <table:table-cell office:value-type="string">
            <text:p>year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team</text:p>
          </table:table-cell>
          <table:table-cell office:value-type="string">
            <text:p>leag</text:p>
          </table:table-cell>
          <table:table-cell office:value-type="string">
            <text:p>gp</text:p>
          </table:table-cell>
          <table:table-cell office:value-type="string">
            <text:p>minutes</text:p>
          </table:table-cell>
          <table:table-cell office:value-type="string">
            <text:p>pts</text:p>
          </table:table-cell>
          <table:table-cell office:value-type="string">
            <text:p>oreb</text:p>
          </table:table-cell>
          <table:table-cell office:value-type="string">
            <text:p>dreb</text:p>
          </table:table-cell>
          <table:table-cell office:value-type="string">
            <text:p>reb</text:p>
          </table:table-cell>
          <table:table-cell office:value-type="string">
            <text:p>asts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urnover</text:p>
          </table:table-cell>
          <table:table-cell office:value-type="string">
            <text:p>pf</text:p>
          </table:table-cell>
          <table:table-cell office:value-type="string">
            <text:p>fga</text:p>
          </table:table-cell>
          <table:table-cell office:value-type="string">
            <text:p>fgm</text:p>
          </table:table-cell>
          <table:table-cell office:value-type="string">
            <text:p>fta</text:p>
          </table:table-cell>
          <table:table-cell office:value-type="string">
            <text:p>ftm</text:p>
          </table:table-cell>
          <table:table-cell office:value-type="string">
            <text:p>tpa</text:p>
          </table:table-cell>
          <table:table-cell office:value-type="string">
            <text:p>tpm</text:p>
          </table:table-cell>
          <table:table-cell table:number-columns-repeated="13"/>
        </table:table-row>
        <table:table-row table:style-name="ro2">
          <table:table-cell office:value-type="string">
            <text:p>players.csv</text:p>
          </table:table-cell>
          <table:table-cell office:value-type="string">
            <text:p>#ilk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position</text:p>
          </table:table-cell>
          <table:table-cell office:value-type="string">
            <text:p>firstseason</text:p>
          </table:table-cell>
          <table:table-cell office:value-type="string">
            <text:p>lastseason</text:p>
          </table:table-cell>
          <table:table-cell office:value-type="string">
            <text:p>h_feet</text:p>
          </table:table-cell>
          <table:table-cell office:value-type="string">
            <text:p>h_inches</text:p>
          </table:table-cell>
          <table:table-cell office:value-type="string">
            <text:p>weight</text:p>
          </table:table-cell>
          <table:table-cell office:value-type="string">
            <text:p>college</text:p>
          </table:table-cell>
          <table:table-cell office:value-type="string">
            <text:p>birthdate</text:p>
          </table:table-cell>
          <table:table-cell table:number-columns-repeated="25"/>
        </table:table-row>
        <table:table-row table:style-name="ro2">
          <table:table-cell office:value-type="string">
            <text:p>teams.csv</text:p>
          </table:table-cell>
          <table:table-cell office:value-type="string">
            <text:p>#team</text:p>
          </table:table-cell>
          <table:table-cell office:value-type="string">
            <text:p>location</text:p>
          </table:table-cell>
          <table:table-cell office:value-type="string">
            <text:p>name</text:p>
          </table:table-cell>
          <table:table-cell office:value-type="string">
            <text:p>leag</text:p>
          </table:table-cell>
          <table:table-cell table:number-columns-repeated="32"/>
        </table:table-row>
        <table:table-row table:style-name="ro2">
          <table:table-cell office:value-type="string">
            <text:p>team_season.csv</text:p>
          </table:table-cell>
          <table:table-cell office:value-type="string">
            <text:p>#team</text:p>
          </table:table-cell>
          <table:table-cell office:value-type="string">
            <text:p>year</text:p>
          </table:table-cell>
          <table:table-cell office:value-type="string">
            <text:p>leag</text:p>
          </table:table-cell>
          <table:table-cell office:value-type="string">
            <text:p>o_fgm</text:p>
          </table:table-cell>
          <table:table-cell office:value-type="string">
            <text:p>o_fga</text:p>
          </table:table-cell>
          <table:table-cell office:value-type="string">
            <text:p>o_ftm</text:p>
          </table:table-cell>
          <table:table-cell office:value-type="string">
            <text:p>o_fta</text:p>
          </table:table-cell>
          <table:table-cell office:value-type="string">
            <text:p>o_oreb</text:p>
          </table:table-cell>
          <table:table-cell office:value-type="string">
            <text:p>o_dreb</text:p>
          </table:table-cell>
          <table:table-cell office:value-type="string">
            <text:p>o_reb</text:p>
          </table:table-cell>
          <table:table-cell office:value-type="string">
            <text:p>o_asts</text:p>
          </table:table-cell>
          <table:table-cell office:value-type="string">
            <text:p>o_pf</text:p>
          </table:table-cell>
          <table:table-cell office:value-type="string">
            <text:p>o_stl</text:p>
          </table:table-cell>
          <table:table-cell office:value-type="string">
            <text:p>o_to</text:p>
          </table:table-cell>
          <table:table-cell office:value-type="string">
            <text:p>o_blk</text:p>
          </table:table-cell>
          <table:table-cell office:value-type="string">
            <text:p>o_3pm</text:p>
          </table:table-cell>
          <table:table-cell office:value-type="string">
            <text:p>o_3pa</text:p>
          </table:table-cell>
          <table:table-cell office:value-type="string">
            <text:p>o_pts</text:p>
          </table:table-cell>
          <table:table-cell office:value-type="string">
            <text:p>d_fgm</text:p>
          </table:table-cell>
          <table:table-cell office:value-type="string">
            <text:p>d_fga</text:p>
          </table:table-cell>
          <table:table-cell office:value-type="string">
            <text:p>d_ftm</text:p>
          </table:table-cell>
          <table:table-cell office:value-type="string">
            <text:p>d_fta</text:p>
          </table:table-cell>
          <table:table-cell office:value-type="string">
            <text:p>d_oreb</text:p>
          </table:table-cell>
          <table:table-cell office:value-type="string">
            <text:p>d_dreb</text:p>
          </table:table-cell>
          <table:table-cell office:value-type="string">
            <text:p>d_reb</text:p>
          </table:table-cell>
          <table:table-cell office:value-type="string">
            <text:p>d_asts</text:p>
          </table:table-cell>
          <table:table-cell office:value-type="string">
            <text:p>d_pf</text:p>
          </table:table-cell>
          <table:table-cell office:value-type="string">
            <text:p>d_stl</text:p>
          </table:table-cell>
          <table:table-cell office:value-type="string">
            <text:p>d_to</text:p>
          </table:table-cell>
          <table:table-cell office:value-type="string">
            <text:p>d_blk</text:p>
          </table:table-cell>
          <table:table-cell office:value-type="string">
            <text:p>d_3pm</text:p>
          </table:table-cell>
          <table:table-cell office:value-type="string">
            <text:p>d_3pa</text:p>
          </table:table-cell>
          <table:table-cell office:value-type="string">
            <text:p>d_pts</text:p>
          </table:table-cell>
          <table:table-cell office:value-type="string">
            <text:p>pace</text:p>
          </table:table-cell>
          <table:table-cell office:value-type="string">
            <text:p>won</text:p>
          </table:table-cell>
          <table:table-cell office:value-type="string">
            <text:p>lost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Zurfluh</meta:initial-creator>
    <meta:creation-date>2012-03-20T16:45:09</meta:creation-date>
    <dc:date>2012-03-20T17:40:41</dc:date>
    <dc:creator>Sebastien Zurfluh</dc:creator>
    <meta:editing-duration>PT53M2S</meta:editing-duration>
    <meta:editing-cycles>41</meta:editing-cycles>
    <meta:generator>LibreOffice/3.5$Linux_X86_64 LibreOffice_project/350m1$Build-102</meta:generator>
    <meta:document-statistic meta:table-count="3" meta:cell-count="400" meta:object-count="0"/>
  </office:meta>
</office:document-meta>
</file>